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f217c" officeooo:paragraph-rsid="00457344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44e0a4" officeooo:paragraph-rsid="0044e0a4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33c144" officeooo:paragraph-rsid="0033c14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447b81" officeooo:paragraph-rsid="00447b81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471e5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471e53" officeooo:paragraph-rsid="00471e5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447b81" officeooo:paragraph-rsid="00447b81" fo:background-color="#ffff00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officeooo:paragraph-rsid="00447b81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7" style:family="paragraph" style:parent-style-name="Table_20_Contents" style:list-style-name="L1">
      <style:text-properties style:font-name="Liberation Sans" fo:font-size="12pt" fo:font-weight="normal" officeooo:paragraph-rsid="00471e53" style:font-size-asian="12pt" style:font-weight-asian="normal" style:font-size-complex="12pt" style:font-weight-complex="normal"/>
    </style:style>
    <style:style style:name="P28" style:family="paragraph" style:parent-style-name="Table_20_Contents" style:list-style-name="L1">
      <style:text-properties style:font-name="Liberation Sans" fo:font-size="12pt" fo:font-weight="normal" officeooo:rsid="00220ae6" officeooo:paragraph-rsid="00471e53" style:font-size-asian="12pt" style:font-weight-asian="normal" style:font-size-complex="12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471e53" officeooo:paragraph-rsid="00471e53" style:font-size-asian="12pt" style:font-weight-asian="normal" style:font-size-complex="12pt" style:font-weight-complex="normal"/>
    </style:style>
    <style:style style:name="T1" style:family="text">
      <style:text-properties fo:color="#ffffff" officeooo:rsid="000e1ed6"/>
    </style:style>
    <style:style style:name="T2" style:family="text">
      <style:text-properties fo:color="#ffffff" officeooo:rsid="000ef703"/>
    </style:style>
    <style:style style:name="T3" style:family="text">
      <style:text-properties fo:color="#ffffff" officeooo:rsid="00447b81"/>
    </style:style>
    <style:style style:name="T4" style:family="text">
      <style:text-properties fo:color="#ffffff" officeooo:rsid="00457344"/>
    </style:style>
    <style:style style:name="T5" style:family="text">
      <style:text-properties fo:color="#ffffff" officeooo:rsid="000b6921"/>
    </style:style>
    <style:style style:name="T6" style:family="text">
      <style:text-properties fo:color="#ffffff" officeooo:rsid="004a016f"/>
    </style:style>
    <style:style style:name="T7" style:family="text">
      <style:text-properties fo:color="#ffffff" officeooo:rsid="0048494c"/>
    </style:style>
    <style:style style:name="T8" style:family="text">
      <style:text-properties officeooo:rsid="002f8580"/>
    </style:style>
    <style:style style:name="T9" style:family="text">
      <style:text-properties officeooo:rsid="001b67bf"/>
    </style:style>
    <style:style style:name="T10" style:family="text">
      <style:text-properties officeooo:rsid="002ae730"/>
    </style:style>
    <style:style style:name="T11" style:family="text">
      <style:text-properties officeooo:rsid="00259b04"/>
    </style:style>
    <style:style style:name="T12" style:family="text">
      <style:text-properties officeooo:rsid="00220ae6"/>
    </style:style>
    <style:style style:name="T13" style:family="text">
      <style:text-properties officeooo:rsid="0035801a"/>
    </style:style>
    <style:style style:name="T14" style:family="text">
      <style:text-properties officeooo:rsid="00447b81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47b81" fo:background-color="transparent" loext:char-shading-value="0"/>
    </style:style>
    <style:style style:name="T17" style:family="text">
      <style:text-properties officeooo:rsid="0021b051" fo:background-color="transparent" loext:char-shading-value="0"/>
    </style:style>
    <style:style style:name="T18" style:family="text">
      <style:text-properties officeooo:rsid="004d9c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236816370240">
          <table:table-cell table:style-name="Tabela1.A1" table:number-columns-spanned="2" office:value-type="string">
            <text:p text:style-name="P3"><text:span text:style-name="T5">Nome do caso de uso</text:span><text:span text:style-name="T6">:</text:span><text:span text:style-name="T7"> </text:span><text:span text:style-name="T1">UC - </text:span><text:span text:style-name="T2">0</text:span><text:span text:style-name="T3">1</text:span><text:span text:style-name="T4">1</text:span></text:p>
          </table:table-cell>
          <table:covered-table-cell/>
        </table:table-row>
        <table:table-row table:style-name="TableLine94236816537776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236816560480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236816561120">
          <table:table-cell table:style-name="Tabela1.A8" office:value-type="string">
            <text:p text:style-name="P25">Descrição</text:p>
          </table:table-cell>
          <table:table-cell table:style-name="Tabela1.B8" office:value-type="string">
            <text:p text:style-name="P6"><text:span text:style-name="T13">Cadastrar</text:span><text:span text:style-name="T18"> </text:span><text:span text:style-name="T14">empresa</text:span></text:p>
          </table:table-cell>
        </table:table-row>
        <table:table-row table:style-name="TableLine94236816561920">
          <table:table-cell table:style-name="Tabela1.A8" office:value-type="string">
            <text:p text:style-name="P7">Pré-condição</text:p>
          </table:table-cell>
          <table:table-cell table:style-name="Tabela1.B8" office:value-type="string">
            <text:p text:style-name="P8"/>
          </table:table-cell>
        </table:table-row>
        <table:table-row table:style-name="Tabela1.6">
          <table:table-cell table:style-name="Tabela1.A8" office:value-type="string">
            <text:p text:style-name="P7">Pós-condição</text:p>
          </table:table-cell>
          <table:table-cell table:style-name="Tabela1.B8" office:value-type="string">
            <text:p text:style-name="P9">Exibir os dados cadastrados <text:span text:style-name="T9">n</text:span><text:span text:style-name="T18">o próprio formulário</text:span><text:span text:style-name="T9">.</text:span></text:p>
          </table:table-cell>
        </table:table-row>
        <table:table-row table:style-name="Tabela1.7">
          <table:table-cell table:style-name="Tabela1.A12" office:value-type="string">
            <text:p text:style-name="P10">Entradas</text:p>
          </table:table-cell>
          <table:table-cell table:style-name="Tabela1.B12" office:value-type="string">
            <text:p text:style-name="P21"/>
            <text:p text:style-name="P22">Campos básicos</text:p>
            <text:p text:style-name="P23">TEXTO - Nome</text:p>
            <text:p text:style-name="P2"><text:span text:style-name="T15">TEXTO - </text:span><text:span text:style-name="T16">CNPJ</text:span></text:p>
            <text:p text:style-name="P24">TEXTO - Telefone</text:p>
            <text:p text:style-name="P24">TEXTO - E-mail</text:p>
            <text:p text:style-name="P24"/>
            <text:p text:style-name="P21">Campos de endereço</text:p>
            <text:p text:style-name="P23">TEXTO - Cep</text:p>
            <text:p text:style-name="P23">TEXTO - Rua</text:p>
            <text:p text:style-name="P23">TEXTO - Quadra</text:p>
            <text:p text:style-name="P23">TEXTO - Lote</text:p>
            <text:p text:style-name="P23">TEXTO - Número</text:p>
            <text:p text:style-name="P23">TEXTO - Bairro</text:p>
            <text:p text:style-name="P23">TEXTO - Cidade</text:p>
            <text:p text:style-name="P2"><text:span text:style-name="T17">SELETOR</text:span> - UF</text:p>
            <text:p text:style-name="P23">TEXTO - Complemento</text:p>
            <text:p text:style-name="P23"/>
          </table:table-cell>
        </table:table-row>
        <table:table-row table:style-name="TableLine94236816565344">
          <table:table-cell table:style-name="Tabela1.A8" office:value-type="string">
            <text:p text:style-name="P11">Prioridade</text:p>
          </table:table-cell>
          <table:table-cell table:style-name="Tabela1.B8" office:value-type="string">
            <text:p text:style-name="P11">Essencial</text:p>
          </table:table-cell>
        </table:table-row>
        <table:table-row table:style-name="TableLine94236816566032">
          <table:table-cell table:style-name="Tabela1.A9" table:number-columns-spanned="2" office:value-type="string">
            <text:p text:style-name="P26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2">Fluxo principal</text:p>
          </table:table-cell>
          <table:table-cell table:style-name="Tabela1.B12" office:value-type="string">
            <text:p text:style-name="P13"/>
            <text:list xml:id="list546035873" text:style-name="L1">
              <text:list-item>
                <text:p text:style-name="P27"><text:span text:style-name="T11">Preencher</text:span><text:span text:style-name="T12"> </text:span><text:span text:style-name="T11">os dados</text:span></text:p>
              </text:list-item>
              <text:list-item>
                <text:p text:style-name="P28"><text:span text:style-name="T10">Clicar em s</text:span>alvar</text:p>
              </text:list-item>
            </text:list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12">Fluxo secundário</text:p>
          </table:table-cell>
          <table:table-cell table:style-name="Tabela1.B12" office:value-type="string">
            <text:p text:style-name="P13"/>
          </table:table-cell>
        </table:table-row>
        <table:table-row table:style-name="Tabela1.11">
          <table:table-cell table:style-name="Tabela1.A12" office:value-type="string">
            <text:p text:style-name="P15">Regras</text:p>
          </table:table-cell>
          <table:table-cell table:style-name="Tabela1.B12" office:value-type="string">
            <text:p text:style-name="P16"/>
            <text:p text:style-name="P17">Preencher dados obrigatórios</text:p>
            <text:p text:style-name="P17"/>
            <text:list xml:id="list3377695936" text:style-name="L2">
              <text:list-item>
                <text:p text:style-name="P29">Nome</text:p>
              </text:list-item>
              <text:list-item>
                <text:p text:style-name="P29">CNPJ</text:p>
              </text:list-item>
            </text:list>
            <text:p text:style-name="P19"/>
            <text:p text:style-name="P18">Não permitir mais de uma empresa cadastrada.</text:p>
            <text:p text:style-name="P19"/>
          </table:table-cell>
        </table:table-row>
        <table:table-row table:style-name="TableLine94236816569680">
          <table:table-cell table:style-name="Tabela1.A13" office:value-type="string">
            <text:p text:style-name="P12">Versão</text:p>
          </table:table-cell>
          <table:table-cell table:style-name="Tabela1.B13" office:value-type="string">
            <text:p text:style-name="P20"><text:span text:style-name="T8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2-09-22T16:09:32.502637260</dc:date>
    <meta:editing-duration>PT1H48M3S</meta:editing-duration>
    <meta:editing-cycles>62</meta:editing-cycles>
    <meta:generator>LibreOffice/6.4.7.2$Linux_X86_64 LibreOffice_project/40$Build-2</meta:generator>
    <meta:document-statistic meta:table-count="1" meta:image-count="0" meta:object-count="0" meta:page-count="1" meta:paragraph-count="39" meta:word-count="104" meta:character-count="589" meta:non-whitespace-character-count="528"/>
  </office:meta>
</office:document-meta>
</file>